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25-10-21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25-08-04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25-04-08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25-01-0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24-10-1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24-04-10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24-01-0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23-10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23-04-26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22-04-1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22-01-11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21-10-0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21-07-2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21-03-3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20-11-11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20-01-09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19-10-1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19-07-16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19-04-29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19-01-1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18-10-10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18-07-23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18-01-1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17-10-11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17-07-1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17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17-01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16-10-1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16-07-1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16-04-13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16-01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1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07-07-1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07-01-10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06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06-05-2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06-01-05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05-11-01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05-07-2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05-05-0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05-01-06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04-06-2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04-02-2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04-02-05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03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03-06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03-02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02-08-2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02-03-1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01-12-1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01-08-1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01-06-07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01-03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00-12-2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00-09-2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00-06-08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00-04-06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00-03-0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53563</text:p>
          </table:table-cell>
          <table:table-cell office:value-type="string" calcext:value-type="string">
            <text:p>37S/02W-21ACB</text:p>
          </table:table-cell>
          <table:table-cell office:value-type="string" calcext:value-type="string">
            <text:p>2000-01-1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